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 office:value-type="string">
            <text:p>2023-06-09_07-42-36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6-09_02-26-27_000.jpg</text:p>
          </table:table-cell>
          <table:table-cell table:style-name="ce26" office:value-type="string">
            <text:p>:m :PHOTO 寝た時刻 / 2023 / オナニー、未了、duration=30m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30m時間ぐらい,other=~">
            <text:p>:m :PHOTO 寝た時刻 / 2023 / オナニー、未了、duration=3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 office:value-type="string">
            <text:p>2023-06-09_10-37-24_000.jpg</text:p>
          </table:table-cell>
          <table:table-cell table:style-name="ce26" office:value-type="string">
            <text:p>:m #*# RES / JVEMV6 64#295_oonin_gunsho / 『群書類従　第二十輯』「応仁記」 著者=続群書類従完成会、発行,校注=~ / p.356 / w=斯波義敏[よしとし；義就[よしなり,topic=~,publisher=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6-08_21-14-28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8" office:value-type="string">
            <text:p>2023-06-09_13-46-2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6-09_07-49-2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06-09_09-35-23_000.jpg</text:p>
          </table:table-cell>
          <table:table-cell table:style-name="ce26" office:value-type="string">
            <text:p>:tome / (lang=ja) / topic=~ / content=過ちては、為之辞を為さず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tome / (lang=ja) / topic=~ / content=過ちては、為之辞を為さず,other=~">
            <text:p>:tome / (lang=ja) / topic=~ / content=過ちては、為之辞を為さず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6-08_18-33-18_000.mp4</text:p>
          </table:table-cell>
          <table:table-cell table:style-name="ce26" office:value-type="string">
            <text:p>:VIDEO / @自室 / 記録 / jap.flute / 演奏、play / R=1 / genre=melody,for=kan-1,file-piece-id=2023-06-08_18-33-18_000.mp4,memo=~,session=hour-18,recording-id=~,other=use:otsu-1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1 / genre=melody,for=kan-1,file-piece-id=2023-06-08_18-33-18_000.mp4,memo=~,session=hour-18,recording-id=~,other=use:otsu-1 / follow+">
            <text:p>:VIDEO / @自室 / 記録 / jap.flute / 演奏、play / R=1 / genre=melody,for=kan-1,file-piece-id=2023-06-08_18-33-18_000.mp4,memo=~,session=hour-18,recording-id=~,other=use:otsu-1 / follow+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6-08_18-35-49_000.mp4</text:p>
          </table:table-cell>
          <table:table-cell table:style-name="ce26" office:value-type="string">
            <text:p>:VIDEO / @自室 / 記録 / jap.flute / 演奏、play / R=2 / genre=melody,for=kan-1,file-piece-id=2023-06-08_18-33-18_000.mp4,memo=~,session=hour-18,recording-id=~,other=use:otsu-1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2];CONCATENATE([.C12];&quot; / &quot;;[.E10]))" office:value-type="string" office:string-value=":m 記録 / 身体 / 全身像 / 顔 / 様子 / time=夜；occasion=笛、吹いたあと：扇風機を取り出した">
            <text:p>:m 記録 / 身体 / 全身像 / 顔 / 様子 / time=夜；occasion=笛、吹いたあと：扇風機を取り出した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3-06-08_18-39-49_000.mp4</text:p>
          </table:table-cell>
          <table:table-cell table:style-name="ce26" office:value-type="string">
            <text:p>:VIDEO / @自室 / 記録 / jap.flute / 演奏、play / R=3 / genre=melody,for=kan-1,file-piece-id=2023-06-08_18-33-18_000.mp4,memo=~,session=hour-18,recording-id=~,other=use:otsu-1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@自室 / 記録 / jap.flute / 演奏、play / R=3 / genre=melody,for=kan-1,file-piece-id=2023-06-08_18-33-18_000.mp4,memo=~,session=hour-18,recording-id=~,other=use:otsu-1 / follow+">
            <text:p>:VIDEO / @自室 / 記録 / jap.flute / 演奏、play / R=3 / genre=melody,for=kan-1,file-piece-id=2023-06-08_18-33-18_000.mp4,memo=~,session=hour-18,recording-id=~,other=use:otsu-1 / follow+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7" office:value-type="string">
            <text:p>2023-06-08_19-21-03_000.jpg</text:p>
          </table:table-cell>
          <table:table-cell table:style-name="ce26" office:value-type="string">
            <text:p>:m 記録 / 身体 / 全身像 / 顔 / 様子 / time=夜；occasion=笛、吹いたあと：扇風機を取り出した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記録 / 身体 / 全身像 / 顔 / 様子 / time=夜；occasion=笛、吹いたあと：扇風機を取り出した">
            <text:p>:m 記録 / 身体 / 全身像 / 顔 / 様子 / time=夜；occasion=笛、吹いたあと：扇風機を取り出した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6-08_19-21-07_000.jpg</text:p>
          </table:table-cell>
          <table:table-cell table:style-name="ce26" office:value-type="string">
            <text:p>:PHOTO 記録しておきたいもの / location:photo=自室, location:target=扇風機 / subject=扇風機を出した / content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しておきたいもの / location:photo=自室, location:target=扇風機 / subject=扇風機を出した / content=~,other=~">
            <text:p>:PHOTO 記録しておきたいもの / location:photo=自室, location:target=扇風機 / subject=扇風機を出した / content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7" office:value-type="string">
            <text:p>2023-06-09_12-41-06_000.jpg</text:p>
          </table:table-cell>
          <table:table-cell table:style-name="ce26" office:value-type="string">
            <text:p>m 1-2*3 RES / JVEMV6 64#291_masatsu / 『摩擦の科学』 著者=河野彰夫,校注=~ / p.27 / w=,topic=摩擦角：計算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m 1-2*3 RES / JVEMV6 64#291_masatsu / 『摩擦の科学』 著者=河野彰夫,校注=~ / p.27 / w=,topic=摩擦角：計算,publisher=~,other=~">
            <text:p>m 1-2*3 RES / JVEMV6 64#291_masatsu / 『摩擦の科学』 著者=河野彰夫,校注=~ / p.27 / w=,topic=摩擦角：計算,publisher=~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8" office:value-type="string">
            <text:p>2023-06-09_12-42-03_000.jpg</text:p>
          </table:table-cell>
          <table:table-cell table:style-name="ce26" office:value-type="string">
            <text:p>m 3*3 RES / JVEMV6 64#291_masatsu / 『摩擦の科学』 著者=河野彰夫,校注=~ / p.27 / w=,topic=摩擦角：計算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m 3*3 RES / JVEMV6 64#291_masatsu / 『摩擦の科学』 著者=河野彰夫,校注=~ / p.27 / w=,topic=摩擦角：計算,publisher=~,other=~">
            <text:p>m 3*3 RES / JVEMV6 64#291_masatsu / 『摩擦の科学』 著者=河野彰夫,校注=~ / p.27 / w=,topic=摩擦角：計算,publisher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0" office:value-type="string">
            <text:p>2023-06-09_17-25-22_000.jpg</text:p>
          </table:table-cell>
          <table:table-cell table:style-name="ce26" office:value-type="string">
            <text:p>:m 1*1 RES / JVEMV6 64#268_hattatsu_sakakihara / 『脳科学と発達障害』 著者=榊原洋一,校注=~ / p.63 / w=；,topic=~,publisher=~,other=timeline+:診断基準：DSM；memo+:ドリコール；memo+:糖タンパク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1*1 RES / JVEMV6 64#268_hattatsu_sakakihara / 『脳科学と発達障害』 著者=榊原洋一,校注=~ / p.63 / w=；,topic=~,publisher=~,other=timeline+:診断基準：DSM；memo+:ドリコール；memo+:糖タンパク">
            <text:p>:m 1*1 RES / JVEMV6 64#268_hattatsu_sakakihara / 『脳科学と発達障害』 著者=榊原洋一,校注=~ / p.63 / w=；,topic=~,publisher=~,other=timeline+:診断基準：DSM；memo+:ドリコール；memo+:糖タンパク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9">2023/06/09</text:date>, <text:time>19:15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09T19:15:21.52</dc:date>
    <dc:creator>iwabuchi ken</dc:creator>
    <meta:editing-duration>P57DT2H39M16S</meta:editing-duration>
    <meta:editing-cycles>18750</meta:editing-cycles>
    <meta:document-statistic meta:table-count="2" meta:cell-count="925" meta:object-count="0"/>
    <meta:user-defined meta:name="qrichtext">1</meta:user-defined>
  </office:meta>
</office:document-meta>
</file>